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2pt"/>
    </style:style>
    <style:style style:name="co2" style:family="table-column">
      <style:table-column-properties fo:break-before="auto" style:column-width="81.01pt"/>
    </style:style>
    <style:style style:name="co3" style:family="table-column">
      <style:table-column-properties fo:break-before="auto" style:column-width="94.79pt"/>
    </style:style>
    <style:style style:name="co4" style:family="table-column">
      <style:table-column-properties fo:break-before="auto" style:column-width="97.8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6" style:family="table-cell" style:parent-style-name="Default" style:data-style-name="N0"/>
    <style:style style:name="ce7" style:family="table-cell" style:parent-style-name="Comma" style:data-style-name="N0">
      <style:table-cell-properties fo:background-color="transparent" style:vertical-align="automatic"/>
    </style:style>
    <style:style style:name="ce8" style:family="table-cell" style:parent-style-name="Comma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1" table:number-columns-repeated="1019" table:default-cell-style-name="ce6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Gloves</text:p>
          </table:table-cell>
          <table:table-cell office:value-type="string" calcext:value-type="string">
            <text:p>ShrinkWrap</text:p>
          </table:table-cell>
          <table:table-cell office:value-type="string" calcext:value-type="string">
            <text:p>PiecesDelivered</text:p>
          </table:table-cell>
          <table:table-cell office:value-type="string" calcext:value-type="string">
            <text:p>BQ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table:formula="of:=STANDARDIZE(432;349;323)" office:value-type="float" office:value="0.256965944272446" calcext:value-type="float">
            <text:p>0.256965944272446</text:p>
          </table:table-cell>
          <table:table-cell table:style-name="ce8" office:value-type="float" office:value="0.769230769230769" calcext:value-type="float">
            <text:p>0.769230769230769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office:value-type="float" office:value="0.337461300309597" calcext:value-type="float">
            <text:p>0.337461300309597</text:p>
          </table:table-cell>
          <table:table-cell table:style-name="ce8" office:value-type="float" office:value="0.565088757396449" calcext:value-type="float">
            <text:p>0.565088757396449</text:p>
          </table:table-cell>
          <table:table-cell office:value-type="float" office:value="0.208027410670582" calcext:value-type="float">
            <text:p>0.20802741067058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office:value-type="float" office:value="0.442724458204334" calcext:value-type="float">
            <text:p>0.442724458204334</text:p>
          </table:table-cell>
          <table:table-cell table:style-name="ce8" office:value-type="float" office:value="0.186390532544378" calcext:value-type="float">
            <text:p>0.186390532544378</text:p>
          </table:table-cell>
          <table:table-cell office:value-type="float" office:value="0.892192853646598" calcext:value-type="float">
            <text:p>0.892192853646598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" office:value-type="float" office:value="0.591331269349845" calcext:value-type="float">
            <text:p>0.591331269349845</text:p>
          </table:table-cell>
          <table:table-cell table:style-name="ce8" office:value-type="float" office:value="0.177514792899408" calcext:value-type="float">
            <text:p>0.177514792899408</text:p>
          </table:table-cell>
          <table:table-cell office:value-type="float" office:value="0.704111600587371" calcext:value-type="float">
            <text:p>0.70411160058737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0.763313609467455" calcext:value-type="float">
            <text:p>0.763313609467455</text:p>
          </table:table-cell>
          <table:table-cell office:value-type="float" office:value="0.984214390602055" calcext:value-type="float">
            <text:p>0.98421439060205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" office:value-type="float" office:value="0.0712074303405573" calcext:value-type="float">
            <text:p>0.071207430340557</text:p>
          </table:table-cell>
          <table:table-cell table:style-name="ce8" office:value-type="float" office:value="0.248520710059171" calcext:value-type="float">
            <text:p>0.248520710059171</text:p>
          </table:table-cell>
          <table:table-cell office:value-type="float" office:value="0.834801762114537" calcext:value-type="float">
            <text:p>0.83480176211453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office:value-type="float" office:value="0.591331269349845" calcext:value-type="float">
            <text:p>0.591331269349845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.791727851199216" calcext:value-type="float">
            <text:p>0.791727851199216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 office:value-type="float" office:value="0.888544891640866" calcext:value-type="float">
            <text:p>0.888544891640866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.849363680861478" calcext:value-type="float">
            <text:p>0.849363680861478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.346153846153846" calcext:value-type="float">
            <text:p>0.346153846153846</text:p>
          </table:table-cell>
          <table:table-cell office:value-type="float" office:value="0.699339207048458" calcext:value-type="float">
            <text:p>0.699339207048458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7" office:value-type="float" office:value="0.34984520123839" calcext:value-type="float">
            <text:p>0.34984520123839</text:p>
          </table:table-cell>
          <table:table-cell table:style-name="ce8" office:value-type="float" office:value="0.872781065088757" calcext:value-type="float">
            <text:p>0.872781065088757</text:p>
          </table:table-cell>
          <table:table-cell office:value-type="float" office:value="0.748286833088595" calcext:value-type="float">
            <text:p>0.74828683308859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7" office:value-type="float" office:value="0.405572755417956" calcext:value-type="float">
            <text:p>0.405572755417956</text:p>
          </table:table-cell>
          <table:table-cell table:style-name="ce8" office:value-type="float" office:value="0.778106508875739" calcext:value-type="float">
            <text:p>0.778106508875739</text:p>
          </table:table-cell>
          <table:table-cell office:value-type="float" office:value="0.324155653450807" calcext:value-type="float">
            <text:p>0.324155653450807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7" office:value-type="float" office:value="0.0371517027863777" calcext:value-type="float">
            <text:p>0.037151702786378</text:p>
          </table:table-cell>
          <table:table-cell table:style-name="ce8" office:value-type="float" office:value="0.458579881656804" calcext:value-type="float">
            <text:p>0.458579881656804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1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3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Comma" style:family="table-cell" style:parent-style-name="Default" style:data-style-name="N124"/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6.3$Windows_X86_64 LibreOffice_project/5896ab1714085361c45cf540f76f60673dd96a72</meta:generator>
    <meta:initial-creator>Jim Schreyer</meta:initial-creator>
    <meta:creation-date>2022-03-08T17:18:15Z</meta:creation-date>
    <dc:date>2022-03-17T16:59:59.235000000</dc:date>
    <meta:editing-cycles>3</meta:editing-cycles>
    <meta:editing-duration>PT6M39S</meta:editing-duration>
    <meta:document-statistic meta:table-count="1" meta:cell-count="65" meta:object-count="0"/>
  </office:meta>
</office:document-meta>
</file>